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1811" officeooo:paragraph-rsid="00101811"/>
    </style:style>
    <style:style style:name="P2" style:family="paragraph" style:parent-style-name="Standard">
      <style:text-properties fo:font-weight="bold" officeooo:rsid="00101811" officeooo:paragraph-rsid="00101811" style:font-weight-asian="bold" style:font-weight-complex="bold"/>
    </style:style>
    <style:style style:name="P3" style:family="paragraph" style:parent-style-name="Standard">
      <style:text-properties fo:font-style="normal" fo:font-weight="bold" officeooo:rsid="00101811" officeooo:paragraph-rsid="00101811" style:font-style-asian="normal" style:font-weight-asian="bold" style:font-style-complex="normal" style:font-weight-complex="bold"/>
    </style:style>
    <style:style style:name="P4" style:family="paragraph" style:parent-style-name="Standard">
      <style:text-properties officeooo:rsid="00111e27" officeooo:paragraph-rsid="0016203b"/>
    </style:style>
    <style:style style:name="P5" style:family="paragraph" style:parent-style-name="Standard">
      <style:text-properties officeooo:rsid="00144124" officeooo:paragraph-rsid="00144124"/>
    </style:style>
    <style:style style:name="P6" style:family="paragraph" style:parent-style-name="Standard">
      <style:text-properties officeooo:rsid="0016a2ad" officeooo:paragraph-rsid="0016a2ad"/>
    </style:style>
    <style:style style:name="P7" style:family="paragraph" style:parent-style-name="Standard">
      <style:text-properties officeooo:rsid="00173384" officeooo:paragraph-rsid="00173384"/>
    </style:style>
    <style:style style:name="P8" style:family="paragraph" style:parent-style-name="Standard">
      <style:text-properties officeooo:rsid="00187abf" officeooo:paragraph-rsid="00187abf"/>
    </style:style>
    <style:style style:name="P9" style:family="paragraph" style:parent-style-name="Standard">
      <style:text-properties officeooo:rsid="00192e7f" officeooo:paragraph-rsid="00192e7f"/>
    </style:style>
    <style:style style:name="T1" style:family="text">
      <style:text-properties fo:font-style="italic" style:text-underline-style="solid" style:text-underline-width="auto" style:text-underline-color="font-color" fo:background-color="#ffff00" loext:char-shading-value="0" style:font-style-asian="italic" style:font-style-complex="italic"/>
    </style:style>
    <style:style style:name="T2" style:family="text">
      <style:text-properties officeooo:rsid="00144124"/>
    </style:style>
    <style:style style:name="T3" style:family="text">
      <style:text-properties style:text-underline-style="solid" style:text-underline-width="auto" style:text-underline-color="font-color" fo:background-color="#ffff00" loext:char-shading-value="0"/>
    </style:style>
    <style:style style:name="T4" style:family="text">
      <style:text-properties officeooo:rsid="0016203b"/>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viewer 1</text:p>
      <text:p text:style-name="P1"/>
      <text:p text:style-name="P4"><text:span text:style-name="T1">L79-84</text:span> : </text:p>
      <text:p text:style-name="P4"/>
      <text:p text:style-name="P4"><text:span text:style-name="T2">The aim of this work is to provide experimental data in controlled environement for validation of 2D (high-resolution) imaging methods. To do this, we explore several issues related to 2D FWI validations : (1) absence of real 2D data and (2) importance of source function knowledge.</text:span></text:p>
      <text:p text:style-name="P5"/>
      <text:p text:style-name="P5">For the first point we show the limitations of 3D-2D spreading correction and we propose an alternative approach which allows to produce 3D experimentally constructed line-source data, i.e. 2D equivalent experimental data in controlled environement. <text:span text:style-name="T4">A description of MUSC is then important. More, 3D-2D spreading correction limitations can be more easily shown using numerical modeling.</text:span></text:p>
      <text:p text:style-name="P5"/>
      <text:p text:style-name="P5">The second point is, again, related to 2D FWI validations. <text:span text:style-name="T4">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5"/>
      <text:p text:style-name="P6">Furthermore, Spectral Element Method is known to produce very accurate data including surface waves and for a reasonnable numerical cost….<text:span text:style-name="T5">à completer.</text:span></text:p>
      <text:p text:style-name="P1"/>
      <text:p text:style-name="P7"><text:span text:style-name="T3">L86-92</text:span> :</text:p>
      <text:p text:style-name="P7"/>
      <text:p text:style-name="P8">Table 3 contains properties of materials widely used to build small-scale models. The goal of this table is only to show the variety of materials and mechanical properties available.</text:p>
      <text:p text:style-name="P8"/>
      <text:p text:style-name="P9">For the figure 4, the goal is to show a typical mesh for Spectral Element Method and in particular the size of the cells. An important point about SEM is that this method can model accuratly surface wave with cell's size of lambda/2 while finite difference methods for example require tens of grid points which have consequencies on the numerical cost.</text:p>
      <text:p text:style-name="P1"/>
      <text:p text:style-name="P3">Reviewer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4:12:00.456045682</meta:creation-date>
    <meta:generator>LibreOffice/4.4.2.2$Linux_X86_64 LibreOffice_project/40m0$Build-2</meta:generator>
    <dc:date>2016-10-10T14:52:16.290308747</dc:date>
    <dc:creator>pageotd </dc:creator>
    <meta:editing-duration>PT40M12S</meta:editing-duration>
    <meta:editing-cycles>12</meta:editing-cycles>
    <meta:document-statistic meta:table-count="0" meta:image-count="0" meta:object-count="0" meta:page-count="1" meta:paragraph-count="10" meta:word-count="309" meta:character-count="1954" meta:non-whitespace-character-count="1654"/>
  </office:meta>
</office:document-meta>
</file>